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ipos_5f_y_5f_argumentos" style:display-name="Tipos_y_argumentos" style:family="table">
      <style:table-properties style:width="17cm" table:align="margins"/>
    </style:style>
    <style:style style:name="Tipos_5f_y_5f_argumentos.A" style:display-name="Tipos_y_argumentos.A" style:family="table-column">
      <style:table-column-properties style:column-width="5.667cm" style:rel-column-width="21845*"/>
    </style:style>
    <style:style style:name="Tipos_5f_y_5f_argumentos.A1" style:display-name="Tipos_y_argument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ipos_5f_y_5f_argumentos.C1" style:display-name="Tipos_y_argumentos.C1" style:family="table-cell">
      <style:table-cell-properties fo:padding="0.097cm" fo:border="0.002cm solid #000000"/>
    </style:style>
    <style:style style:name="Tipos_5f_y_5f_argumentos.A2" style:display-name="Tipos_y_argumentos.A2" style:family="table-cell">
      <style:table-cell-properties fo:padding="0.097cm" fo:border-left="0.002cm solid #000000" fo:border-right="none" fo:border-top="none" fo:border-bottom="0.002cm solid #000000"/>
    </style:style>
    <style:style style:name="Tipos_5f_y_5f_argumentos.C2" style:display-name="Tipos_y_argument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Preformatted_20_Text">
      <style:paragraph-properties fo:margin-top="0cm" fo:margin-bottom="0.499cm" fo:text-align="justify" style:justify-single-word="false"/>
    </style:style>
    <style:style style:name="P8" style:family="paragraph" style:parent-style-name="Table_20_Contents"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ptune – Sintaxis y Semántica</text:p>
      <text:p text:style-name="P1"/>
      <text:p text:style-name="P3">Según el paper la sintaxis de Neptune es:</text:p>
      <text:p text:style-name="P3"/>
      <text:p text:style-name="P3">neptune :type =&gt; 'service−name', </text:p>
      <text:p text:style-name="P3"><text:tab/>:option1 =&gt; 'setting1' , </text:p>
      <text:p text:style-name="P3"><text:tab/>:option2 =&gt; 'setting2' </text:p>
      <text:p text:style-name="P3"/>
      <text:p text:style-name="P3">donde <text:span text:style-name="T1">service-name</text:span> indica el tipo de trabajo que será ejecutado y <text:span text:style-name="T1">setting1</text:span> y <text:span text:style-name="T1">setting2</text:span> indican los parámetros para dicha invocación.</text:p>
      <text:p text:style-name="P3">Desde la página web de Neptune (http://www.neptune-lang.org/) podemos ver un ejemplo algo más completo, que representa un trabajo real:</text:p>
      <text:p text:style-name="P3"/>
      <text:p text:style-name="P5">neptune (</text:p>
      <text:p text:style-name="P6">:type =&gt; "mpi",</text:p>
      <text:p text:style-name="P6">:output =&gt; "/mpi-output.txt",</text:p>
      <text:p text:style-name="P6">:code =&gt; "powermethod",</text:p>
      <text:p text:style-name="P6">:nodes_to_use =&gt; 16</text:p>
      <text:p text:style-name="P7">)</text:p>
      <text:p text:style-name="P3">En este ejemplo se ejecuta el código powermethod, que es un programa que usa MPI en 16 nodos dejando la salida en el fichero mpi-output.txt. Si queremos una visión más detallada de los tipos de trabajos que se pueden ejecutar y los argumentos de éstos debemos mirar el código fuente. De ahí se obtiene la siguiente información:</text:p>
      <text:p text:style-name="P2"/>
      <table:table table:name="Tipos_y_argumentos" table:style-name="Tipos_5f_y_5f_argumentos">
        <table:table-column table:style-name="Tipos_5f_y_5f_argumentos.A" table:number-columns-repeated="3"/>
        <table:table-row>
          <table:table-cell table:style-name="Tipos_5f_y_5f_argumentos.A1" office:value-type="string">
            <text:p text:style-name="P9">Argumento</text:p>
          </table:table-cell>
          <table:table-cell table:style-name="Tipos_5f_y_5f_argumentos.A1" office:value-type="string">
            <text:p text:style-name="P9">Posibles valores</text:p>
          </table:table-cell>
          <table:table-cell table:style-name="Tipos_5f_y_5f_argumentos.C1" office:value-type="string">
            <text:p text:style-name="P9">Significado</text:p>
          </table:table-cell>
        </table:table-row>
        <table:table-row>
          <table:table-cell table:style-name="Tipos_5f_y_5f_argumentos.A2" office:value-type="string">
            <text:p text:style-name="P8">type</text:p>
          </table:table-cell>
          <table:table-cell table:style-name="Tipos_5f_y_5f_argumentos.A2" office:value-type="string">
            <text:p text:style-name="P8">acl</text:p>
          </table:table-cell>
          <table:table-cell table:style-name="Tipos_5f_y_5f_argumentos.C2" office:value-type="string">
            <text:p text:style-name="P8">Modificar la política de acceso de la salida de un trabajo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mpi</text:p>
          </table:table-cell>
          <table:table-cell table:style-name="Tipos_5f_y_5f_argumentos.C2" office:value-type="string">
            <text:p text:style-name="P8">Ejecutar un trabajo programado con MPI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x10</text:p>
          </table:table-cell>
          <table:table-cell table:style-name="Tipos_5f_y_5f_argumentos.C2" office:value-type="string">
            <text:p text:style-name="P8">Ejecutar un trabajo programado con X10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mapreduce</text:p>
          </table:table-cell>
          <table:table-cell table:style-name="Tipos_5f_y_5f_argumentos.C2" office:value-type="string">
            <text:p text:style-name="P8">Ejecutar un trabajo programado con MapReduce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compile</text:p>
          </table:table-cell>
          <table:table-cell table:style-name="Tipos_5f_y_5f_argumentos.C2" office:value-type="string">
            <text:p text:style-name="P8">Compilar un código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input</text:p>
          </table:table-cell>
          <table:table-cell table:style-name="Tipos_5f_y_5f_argumentos.C2" office:value-type="string">
            <text:p text:style-name="P8">Almacenar un fichero en la base de datos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output</text:p>
          </table:table-cell>
          <table:table-cell table:style-name="Tipos_5f_y_5f_argumentos.C2" office:value-type="string">
            <text:p text:style-name="P8">Obtener la salida de un trabajo.</text:p>
          </table:table-cell>
        </table:table-row>
        <table:table-row>
          <table:table-cell table:style-name="Tipos_5f_y_5f_argumentos.A2" office:value-type="string">
            <text:p text:style-name="P8">verbose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Salida verbosa. Informa de lo que va haciendo.</text:p>
          </table:table-cell>
        </table:table-row>
        <table:table-row>
          <table:table-cell table:style-name="Tipos_5f_y_5f_argumentos.A2" office:value-type="string">
            <text:p text:style-name="P8">code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Indica la localización de un código fuente. Este código se puede copiar al nodo de AppScale para ser compilado allí, o mandar al nodo que lo ejecutará...</text:p>
          </table:table-cell>
        </table:table-row>
        <table:table-row>
          <table:table-cell table:style-name="Tipos_5f_y_5f_argumentos.A2" office:value-type="string">
            <text:p text:style-name="P8">main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/>
          </table:table-cell>
        </table:table-row>
        <table:table-row>
          <table:table-cell table:style-name="Tipos_5f_y_5f_argumentos.A2" office:value-type="string">
            <text:p text:style-name="P8">keyname</text:p>
          </table:table-cell>
          <table:table-cell table:style-name="Tipos_5f_y_5f_argumentos.A2" office:value-type="string">
            <text:p text:style-name="P8">appscale</text:p>
          </table:table-cell>
          <table:table-cell table:style-name="Tipos_5f_y_5f_argumentos.C2" office:value-type="string">
            <text:p text:style-name="P8">Identificador del trabajo que se está ejecutando. Valor por defecto.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definido por el usuario</text:p>
          </table:table-cell>
          <table:table-cell table:style-name="Tipos_5f_y_5f_argumentos.C2" office:value-type="string">
            <text:p text:style-name="P8">Identificador del trabajo que se está ejecutando.</text:p>
          </table:table-cell>
        </table:table-row>
        <text:soft-page-break/>
        <table:table-row>
          <table:table-cell table:style-name="Tipos_5f_y_5f_argumentos.A2" office:value-type="string">
            <text:p text:style-name="P8">procs_to_use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Número de procesos para un trabajo de tipo MPI.</text:p>
          </table:table-cell>
        </table:table-row>
        <table:table-row>
          <table:table-cell table:style-name="Tipos_5f_y_5f_argumentos.A2" office:value-type="string">
            <text:p text:style-name="P8">nodes_to_use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Número de nodos para un trabajo de tipo MPI.</text:p>
          </table:table-cell>
        </table:table-row>
        <table:table-row>
          <table:table-cell table:style-name="Tipos_5f_y_5f_argumentos.A2" office:value-type="string">
            <text:p text:style-name="P8">trajectories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Trayectorias para un trabajo de tipo dwssa.</text:p>
          </table:table-cell>
        </table:table-row>
        <table:table-row>
          <table:table-cell table:style-name="Tipos_5f_y_5f_argumentos.A2" office:value-type="string">
            <text:p text:style-name="P8">simulations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Simulaciones para un trabajo de tipo dfspa o dwssa<text:note text:id="ftn1" text:note-class="footnote"><text:note-citation>1</text:note-citation><text:note-body><text:p text:style-name="Footnote">dfspa: diffusive finite state projection algorithm </text:p><text:p text:style-name="Footnote">dwssa: doubly weighted SSA </text:p></text:note-body></text:note>.</text:p>
          </table:table-cell>
        </table:table-row>
        <table:table-row>
          <table:table-cell table:style-name="Tipos_5f_y_5f_argumentos.A2" office:value-type="string">
            <text:p text:style-name="P8">output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Indica la ruta en la que se dejará la salida del trabajo.</text:p>
          </table:table-cell>
        </table:table-row>
        <table:table-row>
          <table:table-cell table:style-name="Tipos_5f_y_5f_argumentos.A2" office:value-type="string">
            <text:p text:style-name="P8">storage</text:p>
          </table:table-cell>
          <table:table-cell table:style-name="Tipos_5f_y_5f_argumentos.A2" office:value-type="string">
            <text:p text:style-name="P8">appdb</text:p>
          </table:table-cell>
          <table:table-cell table:style-name="Tipos_5f_y_5f_argumentos.C2" office:value-type="string">
            <text:p text:style-name="P8"/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gstorage</text:p>
          </table:table-cell>
          <table:table-cell table:style-name="Tipos_5f_y_5f_argumentos.C2" office:value-type="string">
            <text:p text:style-name="P8">Google Storage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s3</text:p>
          </table:table-cell>
          <table:table-cell table:style-name="Tipos_5f_y_5f_argumentos.C2" office:value-type="string">
            <text:p text:style-name="P8">Amazon Simple Storage System</text:p>
          </table:table-cell>
        </table:table-row>
        <table:table-row>
          <table:table-cell table:style-name="Tipos_5f_y_5f_argumentos.A2" office:value-type="string">
            <text:p text:style-name="P8"/>
          </table:table-cell>
          <table:table-cell table:style-name="Tipos_5f_y_5f_argumentos.A2" office:value-type="string">
            <text:p text:style-name="P8">walrus</text:p>
          </table:table-cell>
          <table:table-cell table:style-name="Tipos_5f_y_5f_argumentos.C2" office:value-type="string">
            <text:p text:style-name="P8">Eucalyptus Storage Service</text:p>
          </table:table-cell>
        </table:table-row>
        <table:table-row>
          <table:table-cell table:style-name="Tipos_5f_y_5f_argumentos.A2" office:value-type="string">
            <text:p text:style-name="P8">local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Archivo local para ser almacenado en la base de datos.</text:p>
          </table:table-cell>
        </table:table-row>
        <table:table-row>
          <table:table-cell table:style-name="Tipos_5f_y_5f_argumentos.A2" office:value-type="string">
            <text:p text:style-name="P8">copy_to</text:p>
          </table:table-cell>
          <table:table-cell table:style-name="Tipos_5f_y_5f_argumentos.A2" office:value-type="string">
            <text:p text:style-name="P8"/>
          </table:table-cell>
          <table:table-cell table:style-name="Tipos_5f_y_5f_argumentos.C2" office:value-type="string">
            <text:p text:style-name="P8">Indica la ruta en la que se copiará el archivo compilado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05T19:51:09</meta:creation-date>
    <dc:date>2011-10-06T00:05:34</dc:date>
    <dc:creator>david </dc:creator>
    <meta:editing-duration>PT02H34M06S</meta:editing-duration>
    <meta:editing-cycles>22</meta:editing-cycles>
    <meta:generator>OpenOffice.org/3.2$Unix OpenOffice.org_project/320m12$Build-9483</meta:generator>
    <meta:document-statistic meta:table-count="1" meta:image-count="0" meta:object-count="0" meta:page-count="2" meta:paragraph-count="66" meta:word-count="354" meta:character-count="2155"/>
  </office:meta>
</office:document-meta>
</file>